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fc0" officeooo:paragraph-rsid="001fcfc0"/>
    </style:style>
    <style:style style:name="P2" style:family="paragraph" style:parent-style-name="Standard">
      <style:text-properties officeooo:rsid="0020d563" officeooo:paragraph-rsid="0020d563"/>
    </style:style>
    <style:style style:name="P3" style:family="paragraph" style:parent-style-name="Standard">
      <style:text-properties officeooo:rsid="0022db54" officeooo:paragraph-rsid="0022db54"/>
    </style:style>
    <style:style style:name="P4" style:family="paragraph" style:parent-style-name="Text_20_body">
      <style:text-properties officeooo:rsid="0022db54" officeooo:paragraph-rsid="0022db54"/>
    </style:style>
    <style:style style:name="P5" style:family="paragraph" style:parent-style-name="Standard">
      <style:text-properties fo:color="#c9211e" loext:opacity="100%" officeooo:rsid="001fcfc0" officeooo:paragraph-rsid="001fcfc0"/>
    </style:style>
    <style:style style:name="P6" style:family="paragraph" style:parent-style-name="Standard">
      <style:text-properties fo:color="#c9211e" loext:opacity="100%" officeooo:rsid="0022db54" officeooo:paragraph-rsid="0022db54"/>
    </style:style>
    <style:style style:name="P7" style:family="paragraph" style:parent-style-name="Text_20_body">
      <style:text-properties officeooo:paragraph-rsid="0022db54"/>
    </style:style>
    <style:style style:name="P8" style:family="paragraph" style:parent-style-name="Text_20_body">
      <style:text-properties officeooo:rsid="00252e53" officeooo:paragraph-rsid="00252e53"/>
    </style:style>
    <style:style style:name="P9" style:family="paragraph" style:parent-style-name="Text_20_body">
      <style:text-properties officeooo:rsid="002a88c0" officeooo:paragraph-rsid="002a88c0"/>
    </style:style>
    <style:style style:name="P10" style:family="paragraph" style:parent-style-name="Text_20_body">
      <style:text-properties officeooo:rsid="002afa75" officeooo:paragraph-rsid="002afa75"/>
    </style:style>
    <style:style style:name="P11" style:family="paragraph" style:parent-style-name="Text_20_body">
      <style:text-properties officeooo:rsid="002bdfc9" officeooo:paragraph-rsid="002bdfc9"/>
    </style:style>
    <style:style style:name="P12" style:family="paragraph" style:parent-style-name="Title">
      <style:text-properties fo:color="#81d41a" loext:opacity="100%" officeooo:rsid="0022db54" officeooo:paragraph-rsid="0022db54"/>
    </style:style>
    <style:style style:name="P13" style:family="paragraph" style:parent-style-name="Title">
      <style:text-properties fo:color="#81d41a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20d563"/>
    </style:style>
    <style:style style:name="T3" style:family="text">
      <style:text-properties fo:color="#c9211e" loext:opacity="100%" officeooo:rsid="002ca169"/>
    </style:style>
    <style:style style:name="T4" style:family="text">
      <style:text-properties officeooo:rsid="0020d563"/>
    </style:style>
    <style:style style:name="T5" style:family="text">
      <style:text-properties fo:color="#000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44317"/>
    </style:style>
    <style:style style:name="T8" style:family="text">
      <style:text-properties fo:color="#ff0000" loext:opacity="100%" officeooo:rsid="0027ec75"/>
    </style:style>
    <style:style style:name="T9" style:family="text">
      <style:text-properties style:use-window-font-color="true" loext:opacity="0%"/>
    </style:style>
    <style:style style:name="T10" style:family="text">
      <style:text-properties officeooo:rsid="00244317"/>
    </style:style>
    <style:style style:name="T11" style:family="text">
      <style:text-properties officeooo:rsid="002afa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PP ցրագրավորման լեզուն</text:p>
      <text:p text:style-name="P7"/>
      <text:p text:style-name="P7"><text:s/>handisanum e “OOP”, object orienting programing lezu.</text:p>
      <text:p text:style-name="P1"><text:s/>CPP-um bibliatekayi nergrman hamar grvuma <text:span text:style-name="T1">#include &lt;</text:span><text:span text:style-name="T3">library_name</text:span><text:span text:style-name="T1">&gt; </text:span></text:p>
      <text:p text:style-name="P1"/>
      <text:p text:style-name="P1">includov karoxenq nerbernel tarber library-ner vornel tuyl e talis mezi tarber funkcianeri het</text:p>
      <text:p text:style-name="P1"/>
      <text:p text:style-name="P1">Orinak “iostream” bibliatekan mezi tuyl e talis, patasxanatu e “input output”<text:span text:style-name="T5"> </text:span><text:span text:style-name="T8">funkcianeri</text:span><text:span text:style-name="T5"> </text:span>masov</text:p>
      <text:p text:style-name="P1"/>
      <text:p text:style-name="P1"><text:tab/><text:span text:style-name="T2">Input – mutq anel</text:span></text:p>
      <text:p text:style-name="P5"><text:tab/><text:span text:style-name="T4">output – artacolel</text:span></text:p>
      <text:p text:style-name="P1"/>
      <text:p text:style-name="P2">Ourinak <text:span text:style-name="T6">“Cout”</text:span> da artacolox funkciae vor@ cuyc e talis ekranin inche grvele Cout-i mej</text:p>
      <text:p text:style-name="P2"><text:tab/>Cout&lt;&lt;xxx&gt;&gt;</text:p>
      <text:p text:style-name="P2"/>
      <text:p text:style-name="P2"><text:span text:style-name="T6">“Cin”</text:span> <text:s/>- vercnum e arjeqner, aysinqn hakarak funkcian. </text:p>
      <text:p text:style-name="P2"/>
      <text:p text:style-name="P2"/>
      <text:p text:style-name="P3"><text:span text:style-name="T1">“int main()” </text:span>da CPP-um glxavor funkcian e vor@ ashxatacnum e cragir@, bolor cragrayin mas@ grarvum e “Int Main”-i mej,</text:p>
      <text:p text:style-name="P3"/>
      <text:p text:style-name="P6">return 0; <text:span text:style-name="T5">nshanakum e vor avartvac e cragir@</text:span><text:span text:style-name="T6">, </text:span><text:span text:style-name="T9">Hraman e uxarkum </text:span><text:span text:style-name="T6">“int main()”</text:span><text:span text:style-name="T9"> vornel nshanakum e pagel cragir@</text:span></text:p>
      <text:p text:style-name="P6"/>
      <text:p text:style-name="P12">Inche e Compiler &amp; decompiler</text:p>
      <text:p text:style-name="P4"><text:s/>qani vor cragravorman hramaner@ anhaskanalien hamakargchi hamar, ays isk patcharov oktagorcvum e compiler vor@ stexcum e <text:span text:style-name="T6">“EXE”</text:span> cragir (executable) - “program.exe” orinak</text:p>
      <text:p text:style-name="P4"><text:s/><text:span text:style-name="T10">inchnel ir hertin targmanum e meqenayakan </text:span><text:span text:style-name="T7">0/1</text:span><text:span text:style-name="T10"> -erin ev ays kod@ darnume haskanali hamakargchi hamar.</text:span></text:p>
      <text:p text:style-name="P8">Cragravorman lezun inchqan barcr e aynqan aveli emce linum ira caval@ ev aynqan aveli dandaxe ashxatum qani vor entarkvum e bazmativ compilations. </text:p>
      <text:p text:style-name="P8"/>
      <text:p text:style-name="P8">Inchqan cacre aynqan poqre kodi chap@ aynqanel arage ashxatum</text:p>
      <text:p text:style-name="P8"/>
      <text:h text:style-name="Heading_20_3" text:outline-level="3"><text:tab/><text:tab/><text:tab/><text:tab/><text:tab/><text:tab/>Decompilation</text:h>
      <text:p text:style-name="P8">Meqenayakan lezun darcnum e meqenayakan lezun mardun haskanali lezun</text:p>
      <text:p text:style-name="P8"><text:soft-page-break/></text:p>
      <text:p text:style-name="P9">Canotacum CPP himnakan popoxakanerin</text:p>
      <text:p text:style-name="P9"/>
      <text:p text:style-name="P9">Himnakan “int” vor@ 32 bitanoc popoxakan e, karoxanum e @ndunel 0-9 diapazon tveri aranc dasnordakani</text:p>
      <text:p text:style-name="P9"/>
      <text:p text:style-name="P9">“Short” vor@ 16 bitanoc popoxakann e, karoxanume @ndunel nuynevs 0-9 diapazoni aranc <text:span text:style-name="T11">t</text:span>asnordakani</text:p>
      <text:p text:style-name="P9"/>
      <text:p text:style-name="P10">“Flat” 32-bit anoc popoxakan vor@ karoxanum e @ndunel 0-9 diapazonum tver ev tasnordakan tver, orinak 0.1 kam 19.6456</text:p>
      <text:p text:style-name="P10"/>
      <text:p text:style-name="P11">“Double” 64-bit anoc popoxakan @ndunum e 0-9 mijakayq@ ev ivichakiye erku ketik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1:39:40.659000000</meta:creation-date>
    <dc:date>2023-09-29T11:46:03.299000000</dc:date>
    <meta:editing-duration>PT26M19S</meta:editing-duration>
    <meta:editing-cycles>1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4" meta:word-count="253" meta:character-count="1775" meta:non-whitespace-character-count="1527"/>
  </office:meta>
</office:document-meta>
</file>